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start" style:justify-single-word="false"/>
      <style:text-properties fo:language="ru" fo:country="RU"/>
    </style:style>
    <style:style style:name="P4" style:family="paragraph" style:parent-style-name="Standard">
      <style:paragraph-properties fo:text-align="justify" style:justify-single-word="false"/>
      <style:text-properties fo:language="ru" fo:country="RU"/>
    </style:style>
    <style:style style:name="P5" style:family="paragraph" style:parent-style-name="Standard">
      <style:paragraph-properties fo:text-align="justify" style:justify-single-word="false"/>
      <style:text-properties fo:language="ru" fo:country="RU" style:text-underline-style="solid" style:text-underline-width="auto" style:text-underline-color="font-color"/>
    </style:style>
    <style:style style:name="T1" style:family="text">
      <style:text-properties fo:language="ru" fo:country="RU"/>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Управление содержимым сайта “День Рододендрона”</text:p>
      <text:p text:style-name="P3"/>
      <text:p text:style-name="P1"><text:span text:style-name="T1">Сайт разработан с использованием системы создания web-приложений Django (</text:span><text:a xlink:type="simple" xlink:href="http://djangoproject.org/"><text:span text:style-name="T1">http://djangoproject.org</text:span></text:a><text:span text:style-name="T1">), что позволяет осуществлять редактирование его содержимого без знания языка разметки (html). Управление содержимым сайта (добавление, удаление, редактирование) элементов, составляющих страницу, осуществляется на базе интерфейса администрирования среды Django. Сайт “День Рододендрона” предполагается двуязычным (русский и английский варианты). Таким образом, <text:s/>каждая создаваемая страница, должна быть представлена на двух языках, что реализуется на базе интерфейса администрирования системы. </text:span></text:p>
      <text:p text:style-name="P4"/>
      <text:p text:style-name="P4">В зависимости от редактируемой страницы, пользователь может удалять, добавлять, редактировать следующие элементы – текстовой блок, картинка, файл, элемент google-map (с указанием требуемого места), проигрывание видео (пользователь загружает видеофайл, который требуется разместить на сайте).</text:p>
      <text:p text:style-name="P4"/>
      <text:p text:style-name="P4"><text:span text:style-name="T2">Фото галерея.</text:span> <text:s/>Генерируется автоматически. На главной странице сайта в разделе «Случайные фотографии» («Random Photo») помещаются 10 случайных фотографий загруженных в настоящий момент в фото галерею. При переходе в фото галерею фотографии отображаются по годам в виде маленьких изображений, которые можно увеличить нажатием кнопки мыши.</text:p>
      <text:p text:style-name="P4"/>
      <text:p text:style-name="P4"><text:span text:style-name="T3">Загрузка фотографий.</text:span> Фото галерея формируется из базы загруженных фотографий. Название базы в интерфейсе администрирования — Photoss. Добавление одного элемента этой базы данных — означает добавление фотографии. При этом для каждой загружаемой фотографии создается уменьшенное ее изображение (по умолчанию 100 px в ширину по горизонтали), а исходное изображение, если его размер по горизонтали превосходит 1000 px, масштабируется до <text:s/>1000 px <text:s/>с сохранением пропорций.</text:p>
      <text:p text:style-name="P4"/>
      <text:p text:style-name="P4">При загрузке фотографии требуется заполнить следующие поля:</text:p>
      <text:p text:style-name="P4"/>
      <text:p text:style-name="P5">Необязательные поля:</text:p>
      <text:p text:style-name="P4">Name ru: <text:s/>(короткое русское название фотографии)</text:p>
      <text:p text:style-name="P4">Name en: (короткое англ. название фотографии)</text:p>
      <text:p text:style-name="P4">Description ru: <text:s/>(длинное <text:s/>русское <text:s/>описание <text:s/>фотографии)</text:p>
      <text:p text:style-name="P4">Description en: <text:s/>(длинное англ. описание <text:s/>фотографии)</text:p>
      <text:p text:style-name="P4"/>
      <text:p text:style-name="P4">Обязательные поля:</text:p>
      <text:p text:style-name="P4">Year: Четырехзначное число, год снимка. Текстовое поле.</text:p>
      <text:p text:style-name="P4">Picture: Через данное поле осуществляется загрузка фотографии на сайт.</text:p>
      <text:p text:style-name="P4"/>
      <text:p text:style-name="P4">Если загрузка прошла успешно, в таблице Photoss появляется новый элемент. При успешном создании уменьшенного изображения для снимка, имя уменьшенного изображения появляется в не редактируемом поле «picture thumb».</text:p>
      <text:p text:style-name="P4"/>
      <text:p text:style-name="P4">Для работы фото галереи ничего кроме добавление фотографий в базу Photoss <text:s/>делать не требуется.</text:p>
      <text:p text:style-name="P4"/>
      <text:p text:style-name="P4"/>
      <text:p text:style-name="P4"/>
      <text:p text:style-name="P4"/>
      <text:p text:style-name="P4"><text:soft-page-break/></text:p>
      <text:p text:style-name="P4"/>
      <text:p text:style-name="P3"/>
      <text:p text:style-name="P3">Имя пользователя (login): valentina<text:tab/></text:p>
      <text:p text:style-name="P3">Пароль (Password): vladik</text:p>
      <text:p text:style-name="P3">(Пароль может быть изменен самим пользователем при входе в систему !)</text:p>
      <text:p text:style-name="P3"/>
      <text:p text:style-name="P3"/>
      <text:p text:style-name="P3">Управление содержимым сайта осуществляется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3:26:25</meta:creation-date>
    <dc:date>2012-08-29T14:21:20</dc:date>
    <meta:editing-duration>PT54M56S</meta:editing-duration>
    <meta:editing-cycles>4</meta:editing-cycles>
    <meta:generator>LibreOffice/3.4$Unix LibreOffice_project/340m1$Build-1206</meta:generator>
    <meta:document-statistic meta:table-count="0" meta:image-count="0" meta:object-count="0" meta:page-count="2" meta:paragraph-count="20" meta:word-count="321" meta:character-count="2639" meta:non-whitespace-character-count="2323"/>
  </office:meta>
</office:document-meta>
</file>